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0E2000000DF9FDFEDC5.jpg"/>
  <manifest:file-entry manifest:media-type="image/png" manifest:full-path="Pictures/100000000000001C00000032101CE2B8.png"/>
  <manifest:file-entry manifest:media-type="image/png" manifest:full-path="Pictures/100002000000013D0000008D265F96E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cm" fo:padding-bottom="0.16cm" fo:padding-left="0.32cm" fo:padding-right="0.32cm" fo:wrap-option="no-wrap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cm" fo:min-width="0cm" fo:padding-top="0.127cm" fo:padding-bottom="0.127cm" fo:padding-left="0.254cm" fo:padding-right="0.254cm" fo:wrap-option="wrap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120%" fo:text-indent="0cm" style:punctuation-wrap="hanging" style:line-break="strict"/>
    </style:style>
    <style:style style:name="P5" style:family="paragraph">
      <style:paragraph-properties fo:margin-left="0.762cm" fo:margin-right="0cm" fo:margin-top="0.176cm" fo:margin-bottom="0cm" fo:line-height="80%" fo:text-align="end" fo:text-indent="-0.762cm" style:punctuation-wrap="hanging" style:line-break="strict"/>
    </style:style>
    <style:style style:name="P6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font-size="20pt" fo:language="en" fo:country="GB" style:font-size-asian="20pt" style:font-size-complex="20pt"/>
    </style:style>
    <style:style style:name="T4" style:family="text">
      <style:text-properties fo:font-size="20pt" fo:language="hr" fo:country="HR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language="en" fo:country="GB"/>
    </style:style>
    <style:style style:name="T7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8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10" style:family="text">
      <style:text-properties fo:color="#333399" fo:font-size="19pt" fo:language="hr" fo:country="HR" style:font-size-asian="19pt" style:font-size-complex="19pt"/>
    </style:style>
    <style:style style:name="T11" style:family="text">
      <style:text-properties fo:color="#333399" fo:font-size="19pt" fo:language="en" fo:country="US" style:font-size-asian="19pt" style:font-size-complex="19pt"/>
    </style:style>
    <style:style style:name="T12" style:family="text">
      <style:text-properties fo:font-size="40pt" fo:language="hr" fo:country="HR" style:font-size-asian="40pt" style:font-size-complex="40pt"/>
    </style:style>
    <style:style style:name="T13" style:family="text">
      <style:text-properties fo:language="hr" fo:country="HR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6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5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OTICE!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17">13-10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2cm" svg:height="12.754cm" svg:x="2.099cm" svg:y="3.774cm" presentation:class="outline" presentation:user-transformed="true">
          <draw:text-box>
            <text:list text:style-name="L3">
              <text:list-item>
                <text:p text:style-name="P4"><text:span text:style-name="T3">These materials are prepared only for the students enrolled in the course Distributed Software Development (DSD) at the Department of Computer Science and Engineering, <text:s text:c="4"/>University of Mälardalen, Västerås, Sweden and at the Faculty of Electrical Engineering and Computing, University of Zagreb, Croatia (year 20</text:span><text:span text:style-name="T4">13</text:span><text:span text:style-name="T3">/20</text:span><text:span text:style-name="T4">14</text:span><text:span text:style-name="T3">).</text:span></text:p>
              </text:list-item>
              <text:list-item>
                <text:p text:style-name="P4"><text:span text:style-name="T3">For all other purposes, authors</text:span><text:span text:style-name="T5">’</text:span><text:span text:style-name="T3"> written permission is needed!</text:span></text:p>
              </text:list-item>
              <text:list-item>
                <text:p text:style-name="P4"><text:span text:style-name="T3">The purpose of these materials is to help students in better understanding of lectures in DSD and not their replacement!</text:span></text:p>
              </text:list-item>
            </text:list>
            <text:list text:style-name="L4">
              <text:list-header>
                <text:p text:style-name="P5"><text:span text:style-name="T3"/></text:p>
              </text:list-header>
            </text:list>
          </draw:text-box>
        </draw:frame>
        <draw:frame presentation:style-name="pr2" draw:text-style-name="P2" draw:layer="layout" svg:width="22.864cm" svg:height="3.176cm" svg:x="1.27cm" svg:y="0.762cm" presentation:class="title" presentation:user-transformed="true">
          <draw:text-box>
            <text:list text:style-name="L5">
              <text:list-header>
                <text:p text:style-name="P3"><text:span text:style-name="T6">NOTICE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17">13-10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2" draw:layer="layout" svg:width="22.6cm" svg:height="6.602cm" svg:x="1.301cm" svg:y="6.923cm">
          <text:list text:style-name="L6">
            <text:list-header>
              <text:p text:style-name="P6"><text:span text:style-name="T7">Distributed Software Development </text:span><text:span text:style-name="T8"><text:line-break/></text:span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17">13-10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6.725cm">
          <text:list text:style-name="L5">
            <text:list-header>
              <text:p text:style-name="P7"><text:span text:style-name="T9">Presentation Title goes he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2" draw:layer="layout" svg:width="8.127cm" svg:height="1.125cm" svg:x="8.636cm" svg:y="5.124cm">
          <text:list text:style-name="L6">
            <text:list-header>
              <text:p text:style-name="P8"><text:span text:style-name="T10">Author</text:span><text:span text:style-name="T11">’</text:span><text:span text:style-name="T10">s name goes her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17">13-10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3"><text:span text:style-name="T12">Colours in between MDH and FER</text:span></text:p>
              </text:list-header>
            </text:list>
          </draw:text-box>
        </draw:frame>
        <draw:frame presentation:style-name="pr4" draw:text-style-name="P2" draw:layer="layout" svg:width="22.86cm" svg:height="12.573cm" svg:x="1.27cm" svg:y="4.445cm" presentation:class="outline" presentation:user-transformed="true">
          <draw:text-box>
            <text:list text:style-name="L7">
              <text:list-item>
                <text:p text:style-name="P9"><text:span text:style-name="T13">First level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3">Second level</text:span></text:p>
                    <text:list>
                      <text:list-item>
                        <text:p text:style-name="P11"><text:span text:style-name="T13">Third level</text:span></text:p>
                        <text:list>
                          <text:list-item>
                            <text:p text:style-name="P12"><text:span text:style-name="T13">Fourth level</text:span></text:p>
                            <text:list>
                              <text:list-item>
                                <text:p text:style-name="P12"><text:span text:style-name="T13">Fifth level</text:span></text:p>
                                <text:p text:style-name="P12"><text:span text:style-name="T1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0-17">13-10-17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elected Topics of Software Engineering -  Distributed Software Development</dc:title>
    <meta:initial-creator>icc</meta:initial-creator>
    <meta:creation-date>2003-10-13T22:50:06</meta:creation-date>
    <dc:creator>Ivana Bosnic</dc:creator>
    <dc:date>2013-10-17T15:51:47.82</dc:date>
    <meta:editing-cycles>20</meta:editing-cycles>
    <meta:editing-duration>PT3H21M48S</meta:editing-duration>
    <meta:generator>LibreOffice/3.5$Windows_x86 LibreOffice_project/7e68ba2-a744ebf-1f241b7-c506db1-7d53735</meta:generator>
    <meta:document-statistic meta:object-count="49"/>
  </office:meta>
</office:document-meta>
</file>